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6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6">
      <style:table-cell-properties style:text-align-source="fix" style:repeat-content="false" fo:background-color="transparent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6">
      <style:table-cell-properties fo:background-color="#cccccc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/>
      <style:text-properties style:font-name="Liberation Serif1"/>
    </style:style>
    <style:style style:name="ce20" style:family="table-cell" style:parent-style-name="Default">
      <style:text-properties style:font-name="Liberation Serif1"/>
    </style:style>
    <style:style style:name="ce21" style:family="table-cell" style:parent-style-name="Default" style:data-style-name="N100">
      <style:table-cell-properties fo:background-color="#cccccc" style:text-align-source="fix" style:repeat-content="false" fo:wrap-option="wrap" fo:border="none"/>
      <style:paragraph-properties fo:text-align="end" fo:margin-left="0m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 fo:wrap-option="wrap" fo:border="none"/>
      <style:paragraph-properties fo:text-align="end" fo:margin-left="0m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0c0c0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/>
      <style:text-properties style:font-name="Liberation Serif"/>
    </style:style>
    <style:style style:name="ce25" style:family="table-cell" style:parent-style-name="Default">
      <style:text-properties style:font-name="Liberation Serif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language-asian="ar" style:country-asian="SA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81.13mm" svg:y="0mm">
            <loext:p draw:notify-on-update-of-ranges="Sheet1.A4:Sheet1.A7 Sheet1.A3:Sheet1.A3 Sheet1.D4:Sheet1.D7 Sheet1.A9:Sheet1.A12 Sheet1.A8:Sheet1.A8 Sheet1.D9:Sheet1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5mm" svg:height="113.94mm" svg:x="186.68mm" svg:y="116.34mm">
            <loext:p draw:notify-on-update-of-ranges="Sheet1.A27:Sheet1.A27 Sheet1.A27:Sheet1.A38 Sheet1.A27:Sheet1.A38 Sheet1.A26:Sheet1.A26 Sheet1.D27:Sheet1.D38 Sheet1.A39:Sheet1.A39 Sheet1.D40:Sheet1.D51 Sheet1.A40:Sheet1.A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ce28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jercicio 11 (PC LOCAL)</text:p>
          </table:table-cell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Nº de Hebras (p)</text:p>
          </table:table-cell>
          <table:table-cell table:style-name="ce11" office:value-type="string" calcext:value-type="string">
            <text:p>Tiempo secuencial Ts</text:p>
          </table:table-cell>
          <table:table-cell table:style-name="ce16" office:value-type="string" calcext:value-type="string">
            <text:p>Tiempo paralelo para p hebras Tp(p)</text:p>
          </table:table-cell>
          <table:table-cell table:style-name="ce26" office:value-type="string" calcext:value-type="string">
            <text:p>Ganancia de velocidad S(p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Tamaño N = 10.000</text:p>
          </table:table-cell>
          <table:covered-table-cell table:style-name="ce12"/>
          <table:covered-table-cell table:style-name="ce16"/>
          <table:covered-table-cell table:style-name="ce27"/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3" office:value-type="float" office:value="0.981889043" calcext:value-type="float">
            <text:p>0,981889043</text:p>
          </table:table-cell>
          <table:table-cell table:style-name="ce18" table:formula="of:=[.B4]/[.C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981889043" calcext:value-type="float">
            <text:p>0,981889043</text:p>
          </table:table-cell>
          <table:table-cell table:style-name="ce17" office:value-type="float" office:value="0.493096637" calcext:value-type="float">
            <text:p>0,493096637</text:p>
          </table:table-cell>
          <table:table-cell table:formula="of:=[.B5]/[.C5]" office:value-type="float" office:value="1.99127101935599" calcext:value-type="float">
            <text:p>1,9912710194</text:p>
          </table:table-cell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0.981889043" calcext:value-type="float">
            <text:p>0,981889043</text:p>
          </table:table-cell>
          <table:table-cell table:style-name="ce18" office:value-type="float" office:value="0.340599597" calcext:value-type="float">
            <text:p>0,340599597</text:p>
          </table:table-cell>
          <table:table-cell table:style-name="ce18" table:formula="of:=[.B6]/[.C6]" office:value-type="float" office:value="2.88282502870959" calcext:value-type="float">
            <text:p>2,8828250287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0.981889043" calcext:value-type="float">
            <text:p>0,981889043</text:p>
          </table:table-cell>
          <table:table-cell table:style-name="ce17" office:value-type="float" office:value="0.290055742" calcext:value-type="float">
            <text:p>0,290055742</text:p>
          </table:table-cell>
          <table:table-cell table:formula="of:=[.B7]/[.C7]" office:value-type="float" office:value="3.38517360914717" calcext:value-type="float">
            <text:p>3,385173609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Tamaño N = 20.000</text:p>
          </table:table-cell>
          <table:covered-table-cell table:style-name="ce12"/>
          <table:covered-table-cell table:style-name="ce16"/>
          <table:covered-table-cell table:style-name="ce18" table:formula="of:=[.B8]/[.C8]" office:value-type="string" office:string-value="" calcext:value-type="error">
            <text:p>#DIV/0!</text:p>
          </table:covered-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3" office:value-type="float" office:value="4.920018522" calcext:value-type="float">
            <text:p>4,920018522</text:p>
          </table:table-cell>
          <table:table-cell table:style-name="ce18" table:formula="of:=[.B9]/[.C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4.920018522" calcext:value-type="float">
            <text:p>4,920018522</text:p>
          </table:table-cell>
          <table:table-cell table:style-name="ce17" office:value-type="float" office:value="2.465939412" calcext:value-type="float">
            <text:p>2,465939412</text:p>
          </table:table-cell>
          <table:table-cell table:formula="of:=[.B10]/[.C10]" office:value-type="float" office:value="1.99519035141647" calcext:value-type="float">
            <text:p>1,9951903514</text:p>
          </table:table-cell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4.920018522" calcext:value-type="float">
            <text:p>4,920018522</text:p>
          </table:table-cell>
          <table:table-cell table:style-name="ce18" office:value-type="float" office:value="1.646667739" calcext:value-type="float">
            <text:p>1,646667739</text:p>
          </table:table-cell>
          <table:table-cell table:style-name="ce18" table:formula="of:=[.B11]/[.C11]" office:value-type="float" office:value="2.98786355344999" calcext:value-type="float">
            <text:p>2,9878635534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.920018522" calcext:value-type="float">
            <text:p>4,920018522</text:p>
          </table:table-cell>
          <table:table-cell table:style-name="ce17" office:value-type="float" office:value="1.248748497" calcext:value-type="float">
            <text:p>1,248748497</text:p>
          </table:table-cell>
          <table:table-cell table:formula="of:=[.B12]/[.C12]" office:value-type="float" office:value="3.93995951452184" calcext:value-type="float">
            <text:p>3,939959514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29"/>
          <table:table-cell table:number-columns-repeated="4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Ejercicio 11 (ATCGRID)</text:p>
          </table:table-cell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Nº de Hebras (p)</text:p>
          </table:table-cell>
          <table:table-cell table:style-name="ce11" office:value-type="string" calcext:value-type="string">
            <text:p>Tiempo secuencial Ts</text:p>
          </table:table-cell>
          <table:table-cell table:style-name="ce16" office:value-type="string" calcext:value-type="string">
            <text:p>Tiempo paralelo para p hebras Tp(p)</text:p>
          </table:table-cell>
          <table:table-cell table:style-name="ce26" office:value-type="string" calcext:value-type="string">
            <text:p>Ganancia de velocidad S(p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Tamaño N = 10.000</text:p>
          </table:table-cell>
          <table:covered-table-cell table:style-name="ce12"/>
          <table:covered-table-cell table:style-name="ce16"/>
          <table:covered-table-cell table:style-name="ce27"/>
          <table:table-cell table:number-columns-repeated="3"/>
          <table:table-cell table:style-name="ce3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3" office:value-type="float" office:value="0.14767486" calcext:value-type="float">
            <text:p>0,147674860</text:p>
          </table:table-cell>
          <table:table-cell table:style-name="ce18" table:formula="of:=[.B27]/[.C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14767486" calcext:value-type="float">
            <text:p>0,147674860</text:p>
          </table:table-cell>
          <table:table-cell table:style-name="ce17" office:value-type="float" office:value="0.074737761" calcext:value-type="float">
            <text:p>0,074737761</text:p>
          </table:table-cell>
          <table:table-cell table:formula="of:=[.B28]/[.C28]" office:value-type="float" office:value="1.97590693143724" calcext:value-type="float">
            <text:p>1,9759069314</text:p>
          </table:table-cell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0.14767486" calcext:value-type="float">
            <text:p>0,147674860</text:p>
          </table:table-cell>
          <table:table-cell table:style-name="ce18" office:value-type="float" office:value="0.054902077" calcext:value-type="float">
            <text:p>0,054902077</text:p>
          </table:table-cell>
          <table:table-cell table:style-name="ce18" table:formula="of:=[.B29]/[.C29]" office:value-type="float" office:value="2.68978639915572" calcext:value-type="float">
            <text:p>2,6897863992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0.14767486" calcext:value-type="float">
            <text:p>0,147674860</text:p>
          </table:table-cell>
          <table:table-cell table:style-name="ce17" office:value-type="float" office:value="0.047028186" calcext:value-type="float">
            <text:p>0,047028186</text:p>
          </table:table-cell>
          <table:table-cell table:formula="of:=[.B30]/[.C30]" office:value-type="float" office:value="3.14013515214046" calcext:value-type="float">
            <text:p>3,1401351521</text:p>
          </table:table-cell>
          <table:table-cell table:number-columns-repeated="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5" office:value-type="float" office:value="0.14767486" calcext:value-type="float">
            <text:p>0,147674860</text:p>
          </table:table-cell>
          <table:table-cell table:style-name="ce19" office:value-type="float" office:value="0.038021639" calcext:value-type="float">
            <text:p>0,038021639</text:p>
          </table:table-cell>
          <table:table-cell table:style-name="ce30" table:formula="of:=[.B31]/[.C31]" office:value-type="float" office:value="3.88396881049762" calcext:value-type="float">
            <text:p>3,8839688105</text:p>
          </table:table-cell>
          <table:table-cell table:number-columns-repeated="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float" office:value="0.14767486" calcext:value-type="float">
            <text:p>0,147674860</text:p>
          </table:table-cell>
          <table:table-cell table:style-name="ce20" office:value-type="float" office:value="0.040437494" calcext:value-type="float">
            <text:p>0,040437494</text:p>
          </table:table-cell>
          <table:table-cell table:formula="of:=[.B32]/[.C32]" office:value-type="float" office:value="3.65192907354744" calcext:value-type="float">
            <text:p>3,6519290735</text:p>
          </table:table-cell>
          <table:table-cell table:number-columns-repeated="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5" office:value-type="float" office:value="0.14767486" calcext:value-type="float">
            <text:p>0,147674860</text:p>
          </table:table-cell>
          <table:table-cell table:style-name="ce19" office:value-type="float" office:value="0.032488994" calcext:value-type="float">
            <text:p>0,032488994</text:p>
          </table:table-cell>
          <table:table-cell table:style-name="ce30" table:formula="of:=[.B33]/[.C33]" office:value-type="float" office:value="4.54538112198857" calcext:value-type="float">
            <text:p>4,545381122</text:p>
          </table:table-cell>
          <table:table-cell table:number-columns-repeated="4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float" office:value="0.14767486" calcext:value-type="float">
            <text:p>0,147674860</text:p>
          </table:table-cell>
          <table:table-cell table:style-name="ce20" office:value-type="float" office:value="0.03384243" calcext:value-type="float">
            <text:p>0,03384243</text:p>
          </table:table-cell>
          <table:table-cell table:formula="of:=[.B34]/[.C34]" office:value-type="float" office:value="4.36360095891459" calcext:value-type="float">
            <text:p>4,3636009589</text:p>
          </table:table-cell>
          <table:table-cell table:number-columns-repeated="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5" office:value-type="float" office:value="0.14767486" calcext:value-type="float">
            <text:p>0,147674860</text:p>
          </table:table-cell>
          <table:table-cell table:style-name="ce19" office:value-type="float" office:value="0.050071653" calcext:value-type="float">
            <text:p>0,050071653</text:p>
          </table:table-cell>
          <table:table-cell table:style-name="ce30" table:formula="of:=[.B35]/[.C35]" office:value-type="float" office:value="2.94927071810471" calcext:value-type="float">
            <text:p>2,9492707181</text:p>
          </table:table-cell>
          <table:table-cell table:number-columns-repeated="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float" office:value="0.14767486" calcext:value-type="float">
            <text:p>0,147674860</text:p>
          </table:table-cell>
          <table:table-cell table:style-name="ce20" office:value-type="float" office:value="0.032923109" calcext:value-type="float">
            <text:p>0,032923109</text:p>
          </table:table-cell>
          <table:table-cell table:formula="of:=[.B36]/[.C36]" office:value-type="float" office:value="4.48544698497338" calcext:value-type="float">
            <text:p>4,485446985</text:p>
          </table:table-cell>
          <table:table-cell table:number-columns-repeated="4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5" office:value-type="float" office:value="0.14767486" calcext:value-type="float">
            <text:p>0,147674860</text:p>
          </table:table-cell>
          <table:table-cell table:style-name="ce21" office:value-type="string" calcext:value-type="string">
            <text:p>0,046630889</text:p>
          </table:table-cell>
          <table:table-cell table:style-name="ce30" table:formula="of:=[.B37]/[.C37]" office:value-type="float" office:value="3.16688922658112" calcext:value-type="float">
            <text:p>3,1668892266</text:p>
          </table:table-cell>
          <table:table-cell table:number-columns-repeated="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float" office:value="0.14767486" calcext:value-type="float">
            <text:p>0,147674860</text:p>
          </table:table-cell>
          <table:table-cell table:style-name="ce22" office:value-type="string" calcext:value-type="string">
            <text:p>0,048768889</text:p>
          </table:table-cell>
          <table:table-cell table:formula="of:=[.B38]/[.C38]" office:value-type="float" office:value="3.02805462720301" calcext:value-type="float">
            <text:p>3,028054627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Tamaño N = 20.000</text:p>
          </table:table-cell>
          <table:covered-table-cell table:style-name="ce12"/>
          <table:covered-table-cell table:style-name="ce16"/>
          <table:covered-table-cell table:style-name="ce18" table:formula="of:=[.B39]/[.C38]" office:value-type="float" office:value="0" calcext:value-type="float">
            <text:p>0</text:p>
          </table:covered-table-cell>
          <table:table-cell table:number-columns-repeated="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3" office:value-type="float" office:value="0.65191887" calcext:value-type="float">
            <text:p>0,651918870</text:p>
          </table:table-cell>
          <table:table-cell table:style-name="ce18" table:formula="of:=[.B40]/[.C40]" office:value-type="float" office:value="1" calcext:value-type="float">
            <text:p>1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0.65191887" calcext:value-type="float">
            <text:p>0,651918870</text:p>
          </table:table-cell>
          <table:table-cell table:style-name="ce17" office:value-type="float" office:value="0.415564344" calcext:value-type="float">
            <text:p>0,415564344</text:p>
          </table:table-cell>
          <table:table-cell table:formula="of:=[.B41]/[.C41]" office:value-type="float" office:value="1.56875554751637" calcext:value-type="float">
            <text:p>1,5687555475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3" office:value-type="float" office:value="0.65191887" calcext:value-type="float">
            <text:p>0,651918870</text:p>
          </table:table-cell>
          <table:table-cell table:style-name="ce23" office:value-type="float" office:value="0.240459327" calcext:value-type="float">
            <text:p>0,240459327</text:p>
          </table:table-cell>
          <table:table-cell table:style-name="ce18" table:formula="of:=[.B42]/[.C42]" office:value-type="float" office:value="2.71113987605896" calcext:value-type="float">
            <text:p>2,7111398761</text:p>
          </table:table-cell>
          <table:table-cell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0.65191887" calcext:value-type="float">
            <text:p>0,651918870</text:p>
          </table:table-cell>
          <table:table-cell table:style-name="ce17" office:value-type="float" office:value="0.206032726" calcext:value-type="float">
            <text:p>0,206032726</text:p>
          </table:table-cell>
          <table:table-cell table:formula="of:=[.B43]/[.C43]" office:value-type="float" office:value="3.16415203864264" calcext:value-type="float">
            <text:p>3,1641520386</text:p>
          </table:table-cell>
          <table:table-cell table:number-columns-repeated="4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 office:value-type="float" office:value="0.65191887" calcext:value-type="float">
            <text:p>0,651918870</text:p>
          </table:table-cell>
          <table:table-cell table:style-name="ce24" office:value-type="float" office:value="0.189348943" calcext:value-type="float">
            <text:p>0,189348943</text:p>
          </table:table-cell>
          <table:table-cell table:style-name="ce18" table:formula="of:=[.B44]/[.C44]" office:value-type="float" office:value="3.44294961287426" calcext:value-type="float">
            <text:p>3,4429496129</text:p>
          </table:table-cell>
          <table:table-cell table:number-columns-repeated="4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office:value-type="float" office:value="0.65191887" calcext:value-type="float">
            <text:p>0,651918870</text:p>
          </table:table-cell>
          <table:table-cell table:style-name="ce25" office:value-type="float" office:value="0.172436628" calcext:value-type="float">
            <text:p>0,172436628</text:p>
          </table:table-cell>
          <table:table-cell table:formula="of:=[.B45]/[.C45]" office:value-type="float" office:value="3.78062873045743" calcext:value-type="float">
            <text:p>3,7806287305</text:p>
          </table:table-cell>
          <table:table-cell table:number-columns-repeated="4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3" office:value-type="float" office:value="0.65191887" calcext:value-type="float">
            <text:p>0,651918870</text:p>
          </table:table-cell>
          <table:table-cell table:style-name="ce24" office:value-type="float" office:value="0.156437805" calcext:value-type="float">
            <text:p>0,156437805</text:p>
          </table:table-cell>
          <table:table-cell table:style-name="ce18" table:formula="of:=[.B46]/[.C46]" office:value-type="float" office:value="4.1672719071966" calcext:value-type="float">
            <text:p>4,1672719072</text:p>
          </table:table-cell>
          <table:table-cell table:number-columns-repeated="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office:value-type="float" office:value="0.65191887" calcext:value-type="float">
            <text:p>0,651918870</text:p>
          </table:table-cell>
          <table:table-cell table:style-name="ce25" office:value-type="float" office:value="0.151502445" calcext:value-type="float">
            <text:p>0,151502445</text:p>
          </table:table-cell>
          <table:table-cell table:formula="of:=[.B47]/[.C47]" office:value-type="float" office:value="4.30302540661968" calcext:value-type="float">
            <text:p>4,3030254066</text:p>
          </table:table-cell>
          <table:table-cell table:number-columns-repeated="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3" office:value-type="float" office:value="0.65191887" calcext:value-type="float">
            <text:p>0,651918870</text:p>
          </table:table-cell>
          <table:table-cell table:style-name="ce24" office:value-type="float" office:value="0.156068505" calcext:value-type="float">
            <text:p>0,156068505</text:p>
          </table:table-cell>
          <table:table-cell table:style-name="ce18" table:formula="of:=[.B48]/[.C48]" office:value-type="float" office:value="4.17713279178269" calcext:value-type="float">
            <text:p>4,1771327918</text:p>
          </table:table-cell>
          <table:table-cell table:number-columns-repeated="4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float" office:value="0.65191887" calcext:value-type="float">
            <text:p>0,651918870</text:p>
          </table:table-cell>
          <table:table-cell table:style-name="ce25" office:value-type="float" office:value="0.13604446" calcext:value-type="float">
            <text:p>0,13604446</text:p>
          </table:table-cell>
          <table:table-cell table:formula="of:=[.B49]/[.C49]" office:value-type="float" office:value="4.79195455662068" calcext:value-type="float">
            <text:p>4,7919545566</text:p>
          </table:table-cell>
          <table:table-cell table:number-columns-repeated="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3" office:value-type="float" office:value="0.65191887" calcext:value-type="float">
            <text:p>0,651918870</text:p>
          </table:table-cell>
          <table:table-cell table:style-name="ce24" office:value-type="float" office:value="0.132750624" calcext:value-type="float">
            <text:p>0,132750624</text:p>
          </table:table-cell>
          <table:table-cell table:style-name="ce18" table:formula="of:=[.B50]/[.C50]" office:value-type="float" office:value="4.91085352638342" calcext:value-type="float">
            <text:p>4,9108535264</text:p>
          </table:table-cell>
          <table:table-cell table:number-columns-repeated="4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office:value-type="float" office:value="0.65191887" calcext:value-type="float">
            <text:p>0,651918870</text:p>
          </table:table-cell>
          <table:table-cell table:style-name="ce25" office:value-type="float" office:value="0.128149898" calcext:value-type="float">
            <text:p>0,128149898</text:p>
          </table:table-cell>
          <table:table-cell table:formula="of:=[.B51]/[.C51]" office:value-type="float" office:value="5.08715871158945" calcext:value-type="float">
            <text:p>5,087158711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D1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0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0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6:14:07.483968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0:26:39.028788019</meta:creation-date>
    <dc:date>2017-04-20T17:08:17.626247831</dc:date>
    <meta:editing-duration>PT1H42M14S</meta:editing-duration>
    <meta:editing-cycles>9</meta:editing-cycles>
    <meta:generator>LibreOffice/5.1.6.2$Linux_X86_64 LibreOffice_project/10m0$Build-2</meta:generator>
    <meta:document-statistic meta:table-count="1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1cm" svg:y="0.291cm" chart:style-name="ch2">
          <text:p>Escalabilidad PC local</text:p>
        </chart:title>
        <chart:legend chart:legend-position="end" svg:x="11.666cm" svg:y="3.952cm" style:legend-expansion="high" chart:style-name="ch3"/>
        <chart:plot-area chart:style-name="ch4" table:cell-range-address="Sheet1.A3:Sheet1.A8 Sheet1.D4:Sheet1.D7 Sheet1.D9:Sheet1.D12" chart:data-source-has-labels="row" svg:x="1.331cm" svg:y="1.275cm" svg:width="10.015cm" svg:height="6.564cm">
          <chartooo:coordinate-region svg:x="2.058cm" svg:y="1.474cm" svg:width="9.048cm" svg:height="5.718cm"/>
          <chart:axis chart:dimension="x" chart:name="primary-x" chart:style-name="ch5">
            <chart:title svg:x="4.931cm" svg:y="8.019cm" chart:style-name="ch6">
              <text:p>Número de hebras</text:p>
            </chart:title>
          </chart:axis>
          <chart:axis chart:dimension="y" chart:name="primary-y" chart:style-name="ch7">
            <chart:title svg:x="0.451cm" svg:y="6.281cm" chart:style-name="ch8">
              <text:p>Ganancia de velocidad</text:p>
            </chart:title>
            <chart:grid chart:style-name="ch9" chart:class="major"/>
          </chart:axis>
          <chart:series chart:style-name="ch10" chart:values-cell-range-address="Sheet1.D4:Sheet1.D7" chart:label-cell-address="Sheet1.A3:Sheet1.A3" chart:class="chart:scatter">
            <chart:domain table:cell-range-address="Sheet1.A4:Sheet1.A7"/>
            <chart:data-point chart:repeated="4"/>
          </chart:series>
          <chart:series chart:style-name="ch11" chart:values-cell-range-address="Sheet1.D9:Sheet1.D12" chart:label-cell-address="Sheet1.A8:Sheet1.A8" chart:class="chart:scatter">
            <chart:domain table:cell-range-address="Sheet1.A9:Sheet1.A12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maño N = 10.000</text:p>
                <draw:g>
                  <svg:desc>Sheet1.A3:Sheet1.A3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amaño N = 20.000</text:p>
                <draw:g>
                  <svg:desc>Sheet1.A8:Sheet1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7</svg:desc>
                </draw:g>
              </table:table-cell>
              <table:table-cell office:value-type="float" office:value="1">
                <text:p>1</text:p>
                <draw:g>
                  <svg:desc>Sheet1.D4:Sheet1.D7</svg:desc>
                </draw:g>
              </table:table-cell>
              <table:table-cell office:value-type="float" office:value="1">
                <text:p>1</text:p>
                <draw:g>
                  <svg:desc>Sheet1.A9:Sheet1.A12</svg:desc>
                </draw:g>
              </table:table-cell>
              <table:table-cell office:value-type="float" office:value="1">
                <text:p>1</text:p>
                <draw:g>
                  <svg:desc>Sheet1.D9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127101935599">
                <text:p>1.99127101935599</text:p>
              </table:table-cell>
              <table:table-cell office:value-type="float" office:value="2">
                <text:p>2</text:p>
              </table:table-cell>
              <table:table-cell office:value-type="float" office:value="1.99519035141647">
                <text:p>1.99519035141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8282502870959">
                <text:p>2.88282502870959</text:p>
              </table:table-cell>
              <table:table-cell office:value-type="float" office:value="3">
                <text:p>3</text:p>
              </table:table-cell>
              <table:table-cell office:value-type="float" office:value="2.98786355344999">
                <text:p>2.98786355344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8517360914717">
                <text:p>3.38517360914717</text:p>
              </table:table-cell>
              <table:table-cell office:value-type="float" office:value="4">
                <text:p>4</text:p>
              </table:table-cell>
              <table:table-cell office:value-type="float" office:value="3.93995951452184">
                <text:p>3.93995951452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11.395cm" xlink:href=".." xlink:type="simple" chart:class="chart:scatter" chart:style-name="ch1">
        <chart:title svg:x="5.591cm" svg:y="0.363cm" chart:style-name="ch2">
          <text:p>Escalabilidad ATCGRID</text:p>
        </chart:title>
        <chart:legend chart:legend-position="end" svg:x="11.672cm" svg:y="5.149cm" style:legend-expansion="high" chart:style-name="ch3"/>
        <chart:plot-area chart:style-name="ch4" table:cell-range-address="Sheet1.A26:Sheet1.A39 Sheet1.D27:Sheet1.D38 Sheet1.D40:Sheet1.D51" chart:data-source-has-labels="both" svg:x="0.769cm" svg:y="1.606cm" svg:width="10.811cm" svg:height="8.873cm">
          <chartooo:coordinate-region svg:x="1.205cm" svg:y="1.805cm" svg:width="10.188cm" svg:height="8.027cm"/>
          <chart:axis chart:dimension="x" chart:name="primary-x" chart:style-name="ch5" chartooo:axis-type="auto">
            <chart:title svg:x="4.767cm" svg:y="10.706cm" chart:style-name="ch6">
              <text:p>Número de hebras</text:p>
            </chart:title>
            <chart:categories table:cell-range-address="Sheet1.A27:Sheet1.A38"/>
          </chart:axis>
          <chart:axis chart:dimension="y" chart:name="primary-y" chart:style-name="ch5">
            <chart:title svg:x="0cm" svg:y="7.766cm" chart:style-name="ch7">
              <text:p>Ganancia de velocidad</text:p>
            </chart:title>
            <chart:grid chart:style-name="ch8" chart:class="major"/>
          </chart:axis>
          <chart:series chart:style-name="ch9" chart:values-cell-range-address="Sheet1.D27:Sheet1.D38" chart:label-cell-address="Sheet1.A26:Sheet1.A26" chart:class="chart:scatter">
            <chart:domain table:cell-range-address="Sheet1.A27:Sheet1.A38"/>
            <chart:data-point chart:repeated="12"/>
          </chart:series>
          <chart:series chart:style-name="ch10" chart:values-cell-range-address="Sheet1.D40:Sheet1.D51" chart:label-cell-address="Sheet1.A39:Sheet1.A39" chart:class="chart:scatter">
            <chart:domain table:cell-range-address="Sheet1.A40:Sheet1.A51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maño N = 10.000</text:p>
                <draw:g>
                  <svg:desc>Sheet1.A26:Sheet1.A26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amaño N = 20.000</text:p>
                <draw:g>
                  <svg:desc>Sheet1.A39:Sheet1.A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7:Sheet1.A38</svg:desc>
                </draw:g>
              </table:table-cell>
              <table:table-cell office:value-type="float" office:value="1">
                <text:p>1</text:p>
                <draw:g>
                  <svg:desc>Sheet1.A27:Sheet1.A38</svg:desc>
                </draw:g>
              </table:table-cell>
              <table:table-cell office:value-type="float" office:value="1">
                <text:p>1</text:p>
                <draw:g>
                  <svg:desc>Sheet1.D27:Sheet1.D38</svg:desc>
                </draw:g>
              </table:table-cell>
              <table:table-cell office:value-type="float" office:value="1">
                <text:p>1</text:p>
                <draw:g>
                  <svg:desc>Sheet1.A40:Sheet1.A51</svg:desc>
                </draw:g>
              </table:table-cell>
              <table:table-cell office:value-type="float" office:value="1">
                <text:p>1</text:p>
                <draw:g>
                  <svg:desc>Sheet1.D40:Sheet1.D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90693143724">
                <text:p>1.97590693143724</text:p>
              </table:table-cell>
              <table:table-cell office:value-type="float" office:value="2">
                <text:p>2</text:p>
              </table:table-cell>
              <table:table-cell office:value-type="float" office:value="1.56875554751637">
                <text:p>1.568755547516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8978639915572">
                <text:p>2.68978639915572</text:p>
              </table:table-cell>
              <table:table-cell office:value-type="float" office:value="3">
                <text:p>3</text:p>
              </table:table-cell>
              <table:table-cell office:value-type="float" office:value="2.71113987605896">
                <text:p>2.711139876058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4013515214046">
                <text:p>3.14013515214046</text:p>
              </table:table-cell>
              <table:table-cell office:value-type="float" office:value="4">
                <text:p>4</text:p>
              </table:table-cell>
              <table:table-cell office:value-type="float" office:value="3.16415203864264">
                <text:p>3.164152038642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88396881049762">
                <text:p>3.88396881049762</text:p>
              </table:table-cell>
              <table:table-cell office:value-type="float" office:value="5">
                <text:p>5</text:p>
              </table:table-cell>
              <table:table-cell office:value-type="float" office:value="3.44294961287426">
                <text:p>3.442949612874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65192907354744">
                <text:p>3.65192907354744</text:p>
              </table:table-cell>
              <table:table-cell office:value-type="float" office:value="6">
                <text:p>6</text:p>
              </table:table-cell>
              <table:table-cell office:value-type="float" office:value="3.78062873045743">
                <text:p>3.780628730457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4538112198857">
                <text:p>4.54538112198857</text:p>
              </table:table-cell>
              <table:table-cell office:value-type="float" office:value="7">
                <text:p>7</text:p>
              </table:table-cell>
              <table:table-cell office:value-type="float" office:value="4.1672719071966">
                <text:p>4.16727190719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6360095891459">
                <text:p>4.36360095891459</text:p>
              </table:table-cell>
              <table:table-cell office:value-type="float" office:value="8">
                <text:p>8</text:p>
              </table:table-cell>
              <table:table-cell office:value-type="float" office:value="4.30302540661968">
                <text:p>4.303025406619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94927071810471">
                <text:p>2.94927071810471</text:p>
              </table:table-cell>
              <table:table-cell office:value-type="float" office:value="9">
                <text:p>9</text:p>
              </table:table-cell>
              <table:table-cell office:value-type="float" office:value="4.17713279178269">
                <text:p>4.177132791782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48544698497338">
                <text:p>4.48544698497338</text:p>
              </table:table-cell>
              <table:table-cell office:value-type="float" office:value="10">
                <text:p>10</text:p>
              </table:table-cell>
              <table:table-cell office:value-type="float" office:value="4.79195455662068">
                <text:p>4.791954556620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16688922658112">
                <text:p>3.16688922658112</text:p>
              </table:table-cell>
              <table:table-cell office:value-type="float" office:value="11">
                <text:p>11</text:p>
              </table:table-cell>
              <table:table-cell office:value-type="float" office:value="4.91085352638342">
                <text:p>4.910853526383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02805462720301">
                <text:p>3.02805462720301</text:p>
              </table:table-cell>
              <table:table-cell office:value-type="float" office:value="12">
                <text:p>12</text:p>
              </table:table-cell>
              <table:table-cell office:value-type="float" office:value="5.08715871158945">
                <text:p>5.08715871158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